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5.164cm" svg:height="0.734cm" svg:x="4.234cm" svg:y="3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1.27cm" svg:height="1.27cm" svg:x="10.66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3.55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109cm" svg:height="0.703cm" svg:x="10.668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5cm" svg:height="0.703cm" svg:x="12.192cm" svg:y="3.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663cm" svg:height="0.703cm" svg:x="13.462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137cm" svg:height="0.703cm" svg:x="14.478cm" svg:y="3.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651cm" svg:height="0.703cm" svg:x="16.002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11.176cm" svg:y1="2.54cm" svg:x2="11.176cm" svg:y2="3.556cm">
          <text:p/>
        </draw:line>
        <draw:line draw:style-name="gr3" draw:text-style-name="P1" draw:layer="layout" svg:x1="12.446cm" svg:y1="2.54cm" svg:x2="12.446cm" svg:y2="3.556cm">
          <text:p/>
        </draw:line>
        <draw:frame draw:style-name="gr1" draw:layer="layout" svg:width="0.859cm" svg:height="0.796cm" svg:x="10.825cm" svg:y="1.77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859cm" svg:height="0.796cm" svg:x="12.095cm" svg:y="1.74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2.393cm" svg:height="0.703cm" svg:x="5.842cm" svg:y="7.17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1" draw:layer="layout" svg:width="1.27cm" svg:height="1.27cm" svg:x="10.66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6.85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0.635cm" svg:height="0.703cm" svg:x="12.192cm" svg:y="7.1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663cm" svg:height="0.703cm" svg:x="13.462cm" svg:y="7.11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1.137cm" svg:height="0.703cm" svg:x="14.478cm" svg:y="7.1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651cm" svg:height="0.703cm" svg:x="16.002cm" svg:y="7.11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" draw:text-style-name="P1" draw:layer="layout" svg:x1="13.813cm" svg:y1="5.842cm" svg:x2="13.813cm" svg:y2="6.858cm">
          <text:p/>
        </draw:line>
        <draw:line draw:style-name="gr3" draw:text-style-name="P1" draw:layer="layout" svg:x1="12.446cm" svg:y1="5.842cm" svg:x2="12.446cm" svg:y2="6.858cm">
          <text:p/>
        </draw:line>
        <draw:frame draw:style-name="gr1" draw:layer="layout" svg:width="0.859cm" svg:height="0.796cm" svg:x="13.462cm" svg:y="5.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859cm" svg:height="0.796cm" svg:x="12.095cm" svg:y="5.04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1" draw:layer="layout" svg:x1="10.668cm" svg:y1="6.858cm" svg:x2="11.938cm" svg:y2="8.128cm">
          <text:p/>
        </draw:line>
        <draw:line draw:style-name="gr4" draw:text-style-name="P1" draw:layer="layout" svg:x1="10.668cm" svg:y1="8.128cm" svg:x2="11.938cm" svg:y2="6.858cm">
          <text:p/>
        </draw:line>
        <draw:frame draw:style-name="gr1" draw:layer="layout" svg:width="2.472cm" svg:height="0.703cm" svg:x="5.842cm" svg:y="10.47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2" draw:text-style-name="P1" draw:layer="layout" svg:width="1.27cm" svg:height="1.27cm" svg:x="10.66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10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10.194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0.635cm" svg:height="0.703cm" svg:x="12.192cm" svg:y="10.44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layer="layout" svg:width="1.137cm" svg:height="0.703cm" svg:x="14.478cm" svg:y="10.44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layer="layout" svg:width="0.651cm" svg:height="0.703cm" svg:x="16.002cm" svg:y="10.44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3" draw:text-style-name="P1" draw:layer="layout" svg:x1="15.083cm" svg:y1="9.178cm" svg:x2="15.083cm" svg:y2="10.194cm">
          <text:p/>
        </draw:line>
        <draw:line draw:style-name="gr3" draw:text-style-name="P1" draw:layer="layout" svg:x1="12.446cm" svg:y1="9.178cm" svg:x2="12.446cm" svg:y2="10.194cm">
          <text:p/>
        </draw:line>
        <draw:frame draw:style-name="gr1" draw:layer="layout" svg:width="0.859cm" svg:height="0.796cm" svg:x="14.732cm" svg:y="8.41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layer="layout" svg:width="0.859cm" svg:height="0.796cm" svg:x="12.095cm" svg:y="8.38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layer="layout" svg:width="2.444cm" svg:height="0.703cm" svg:x="5.842cm" svg:y="13.80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" draw:text-style-name="P1" draw:layer="layout" svg:width="1.27cm" svg:height="1.27cm" svg:x="10.66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13.4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13.49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.137cm" svg:height="0.703cm" svg:x="14.478cm" svg:y="13.7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layer="layout" svg:width="0.651cm" svg:height="0.703cm" svg:x="16.002cm" svg:y="13.7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3" draw:text-style-name="P1" draw:layer="layout" svg:x1="15.083cm" svg:y1="12.48cm" svg:x2="15.083cm" svg:y2="13.496cm">
          <text:p/>
        </draw:line>
        <draw:line draw:style-name="gr3" draw:text-style-name="P1" draw:layer="layout" svg:x1="16.353cm" svg:y1="12.48cm" svg:x2="16.353cm" svg:y2="13.496cm">
          <text:p/>
        </draw:line>
        <draw:frame draw:style-name="gr1" draw:layer="layout" svg:width="0.859cm" svg:height="0.796cm" svg:x="14.732cm" svg:y="11.71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layer="layout" svg:width="0.859cm" svg:height="0.796cm" svg:x="16.002cm" svg:y="11.68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4" draw:text-style-name="P1" draw:layer="layout" svg:x1="10.668cm" svg:y1="13.496cm" svg:x2="11.938cm" svg:y2="14.766cm">
          <text:p/>
        </draw:line>
        <draw:line draw:style-name="gr4" draw:text-style-name="P1" draw:layer="layout" svg:x1="10.668cm" svg:y1="14.766cm" svg:x2="11.938cm" svg:y2="13.496cm">
          <text:p/>
        </draw:line>
        <draw:line draw:style-name="gr4" draw:text-style-name="P1" draw:layer="layout" svg:x1="10.668cm" svg:y1="10.194cm" svg:x2="11.938cm" svg:y2="11.464cm">
          <text:p/>
        </draw:line>
        <draw:line draw:style-name="gr4" draw:text-style-name="P1" draw:layer="layout" svg:x1="10.668cm" svg:y1="11.464cm" svg:x2="11.938cm" svg:y2="10.194cm">
          <text:p/>
        </draw:line>
        <draw:line draw:style-name="gr4" draw:text-style-name="P1" draw:layer="layout" svg:x1="13.208cm" svg:y1="10.194cm" svg:x2="14.478cm" svg:y2="11.464cm">
          <text:p/>
        </draw:line>
        <draw:line draw:style-name="gr4" draw:text-style-name="P1" draw:layer="layout" svg:x1="13.208cm" svg:y1="11.464cm" svg:x2="14.478cm" svg:y2="10.194cm">
          <text:p/>
        </draw:line>
        <draw:line draw:style-name="gr4" draw:text-style-name="P1" draw:layer="layout" svg:x1="11.938cm" svg:y1="13.496cm" svg:x2="13.208cm" svg:y2="14.766cm">
          <text:p/>
        </draw:line>
        <draw:line draw:style-name="gr4" draw:text-style-name="P1" draw:layer="layout" svg:x1="11.938cm" svg:y1="14.766cm" svg:x2="13.208cm" svg:y2="13.496cm">
          <text:p/>
        </draw:line>
        <draw:line draw:style-name="gr4" draw:text-style-name="P1" draw:layer="layout" svg:x1="13.208cm" svg:y1="13.496cm" svg:x2="14.478cm" svg:y2="14.766cm">
          <text:p/>
        </draw:line>
        <draw:line draw:style-name="gr4" draw:text-style-name="P1" draw:layer="layout" svg:x1="13.208cm" svg:y1="14.766cm" svg:x2="14.478cm" svg:y2="13.496cm">
          <text:p/>
        </draw:line>
        <draw:frame draw:style-name="gr1" draw:layer="layout" svg:width="2.422cm" svg:height="0.703cm" svg:x="5.842cm" svg:y="17.07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2" draw:text-style-name="P1" draw:layer="layout" svg:width="1.27cm" svg:height="1.27cm" svg:x="10.66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93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20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4.478cm" svg:y="16.7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5.748cm" svg:y="16.76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083cm" svg:y1="15.748cm" svg:x2="15.083cm" svg:y2="16.764cm">
          <text:p/>
        </draw:line>
        <draw:line draw:style-name="gr3" draw:text-style-name="P1" draw:layer="layout" svg:x1="16.353cm" svg:y1="15.748cm" svg:x2="16.353cm" svg:y2="16.764cm">
          <text:p/>
        </draw:line>
        <draw:frame draw:style-name="gr1" draw:layer="layout" svg:width="0.859cm" svg:height="0.796cm" svg:x="14.732cm" svg:y="14.986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layer="layout" svg:width="0.859cm" svg:height="0.796cm" svg:x="16.002cm" svg:y="14.95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4" draw:text-style-name="P1" draw:layer="layout" svg:x1="10.668cm" svg:y1="16.764cm" svg:x2="11.938cm" svg:y2="18.034cm">
          <text:p/>
        </draw:line>
        <draw:line draw:style-name="gr4" draw:text-style-name="P1" draw:layer="layout" svg:x1="10.668cm" svg:y1="18.034cm" svg:x2="11.938cm" svg:y2="16.764cm">
          <text:p/>
        </draw:line>
        <draw:line draw:style-name="gr4" draw:text-style-name="P1" draw:layer="layout" svg:x1="11.938cm" svg:y1="16.764cm" svg:x2="13.208cm" svg:y2="18.034cm">
          <text:p/>
        </draw:line>
        <draw:line draw:style-name="gr4" draw:text-style-name="P1" draw:layer="layout" svg:x1="11.938cm" svg:y1="18.034cm" svg:x2="13.208cm" svg:y2="16.764cm">
          <text:p/>
        </draw:line>
        <draw:line draw:style-name="gr4" draw:text-style-name="P1" draw:layer="layout" svg:x1="13.208cm" svg:y1="16.764cm" svg:x2="14.478cm" svg:y2="18.034cm">
          <text:p/>
        </draw:line>
        <draw:line draw:style-name="gr4" draw:text-style-name="P1" draw:layer="layout" svg:x1="13.208cm" svg:y1="18.034cm" svg:x2="14.478cm" svg:y2="16.764cm">
          <text:p/>
        </draw:line>
        <draw:frame draw:style-name="gr1" draw:layer="layout" svg:width="0.651cm" svg:height="0.703cm" svg:x="16.002cm" svg:y="17.01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4" draw:text-style-name="P1" draw:layer="layout" svg:x1="14.478cm" svg:y1="16.764cm" svg:x2="15.748cm" svg:y2="18.034cm">
          <text:p/>
        </draw:line>
        <draw:line draw:style-name="gr4" draw:text-style-name="P1" draw:layer="layout" svg:x1="14.478cm" svg:y1="18.034cm" svg:x2="15.748cm" svg:y2="16.764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3:36:04</meta:creation-date>
    <meta:editing-duration>PT7M9S</meta:editing-duration>
    <meta:editing-cycles>3</meta:editing-cycles>
    <dc:date>2012-04-18T13:58:55</dc:date>
    <meta:generator>LibreOffice/3.4$Unix LibreOffice_project/340m1$Build-402</meta:generator>
    <meta:document-statistic meta:object-count="108"/>
  </office:meta>
</office:document-meta>
</file>

<file path=Object 1/content.xml><?xml version="1.0" encoding="utf-8"?>
<math xmlns="http://www.w3.org/1998/Math/MathML">
  <semantics>
    <mrow>
      <mo stretchy="false">{</mo>
      <mrow>
        <mo stretchy="false">¬</mo>
        <mi>A</mi>
      </mrow>
      <mi>,</mi>
      <mi>B</mi>
      <mi>,</mi>
      <mi>C</mi>
      <mi>,</mi>
      <mrow>
        <mo stretchy="false">¬</mo>
        <mi>D</mi>
      </mrow>
      <mi>,</mi>
      <mi>E</mi>
      <mo stretchy="false">}</mo>
    </mrow>
    <annotation encoding="StarMath 5.0">\{neg A,B,C,neg D,E\}</annotation>
  </semantics>
</math>
</file>

<file path=Object 10/content.xml><?xml version="1.0" encoding="utf-8"?>
<math xmlns="http://www.w3.org/1998/Math/MathML">
  <semantics>
    <mrow>
      <mrow>
        <mi>C</mi>
        <mo stretchy="false">=</mo>
        <mtext>false</mtext>
      </mrow>
    </mrow>
    <annotation encoding="StarMath 5.0">C="false"</annotation>
  </semantics>
</math>
</file>

<file path=Object 11/content.xml><?xml version="1.0" encoding="utf-8"?>
<math xmlns="http://www.w3.org/1998/Math/MathML">
  <semantics>
    <mrow>
      <mi>B</mi>
    </mrow>
    <annotation encoding="StarMath 5.0">B</annotation>
  </semantics>
</math>
</file>

<file path=Object 12/content.xml><?xml version="1.0" encoding="utf-8"?>
<math xmlns="http://www.w3.org/1998/Math/MathML">
  <semantics>
    <mrow>
      <mi>C</mi>
    </mrow>
    <annotation encoding="StarMath 5.0">C</annotation>
  </semantics>
</math>
</file>

<file path=Object 13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14/content.xml><?xml version="1.0" encoding="utf-8"?>
<math xmlns="http://www.w3.org/1998/Math/MathML">
  <semantics>
    <mrow>
      <mi>E</mi>
    </mrow>
    <annotation encoding="StarMath 5.0">E</annotation>
  </semantics>
</math>
</file>

<file path=Object 15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16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7/content.xml><?xml version="1.0" encoding="utf-8"?>
<math xmlns="http://www.w3.org/1998/Math/MathML">
  <semantics>
    <mrow>
      <mrow>
        <mi>D</mi>
        <mo stretchy="false">=</mo>
        <mtext>true</mtext>
      </mrow>
    </mrow>
    <annotation encoding="StarMath 5.0">D="true"</annotation>
  </semantics>
</math>
</file>

<file path=Object 18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20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1/content.xml><?xml version="1.0" encoding="utf-8"?>
<math xmlns="http://www.w3.org/1998/Math/MathML">
  <semantics>
    <mrow>
      <mi>E</mi>
    </mrow>
    <annotation encoding="StarMath 5.0">E</annotation>
  </semantics>
</math>
</file>

<file path=Object 22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3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24/content.xml><?xml version="1.0" encoding="utf-8"?>
<math xmlns="http://www.w3.org/1998/Math/MathML">
  <semantics>
    <mrow>
      <mrow>
        <mi>B</mi>
        <mo stretchy="false">=</mo>
        <mtext>false</mtext>
      </mrow>
    </mrow>
    <annotation encoding="StarMath 5.0">B="false"</annotation>
  </semantics>
</math>
</file>

<file path=Object 25/content.xml><?xml version="1.0" encoding="utf-8"?>
<math xmlns="http://www.w3.org/1998/Math/MathML">
  <semantics>
    <mrow>
      <mi>E</mi>
    </mrow>
    <annotation encoding="StarMath 5.0">E</annotation>
  </semantics>
</math>
</file>

<file path=Object 26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27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28/content.xml><?xml version="1.0" encoding="utf-8"?>
<math xmlns="http://www.w3.org/1998/Math/MathML">
  <semantics>
    <mrow>
      <mi>E</mi>
    </mrow>
    <annotation encoding="StarMath 5.0">E</annotation>
  </semantics>
</math>
</file>

<file path=Object 2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3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31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5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6/content.xml><?xml version="1.0" encoding="utf-8"?>
<math xmlns="http://www.w3.org/1998/Math/MathML">
  <semantics>
    <mrow>
      <mi>E</mi>
    </mrow>
    <annotation encoding="StarMath 5.0">E</annotation>
  </semantics>
</math>
</file>

<file path=Object 7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

<file path=Object 8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9/content.xml><?xml version="1.0" encoding="utf-8"?>
<math xmlns="http://www.w3.org/1998/Math/MathML">
  <semantics>
    <mrow>
      <mrow>
        <mi>A</mi>
        <mo stretchy="false">=</mo>
        <mtext>true</mtext>
      </mrow>
    </mrow>
    <annotation encoding="StarMath 5.0">A="true"</annotation>
  </semantics>
</math>
</file>